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#include &lt;iostream&gt;</text:p>
      <text:p text:style-name="Normal">#include &lt;string.h&gt;</text:p>
      <text:p text:style-name="Normal">using namespace std;</text:p>
      <text:p text:style-name="Normal"/>
      <text:p text:style-name="Normal"/>
      <text:p text:style-name="Normal">int main(){</text:p>
      <text:p text:style-name="Normal"><text:tab/>long double num1, num2, res;</text:p>
      <text:p text:style-name="Normal"><text:tab/>char op[9];</text:p>
      <text:p text:style-name="Normal"><text:tab/>int count = 0;</text:p>
      <text:p text:style-name="Normal"><text:tab/>while (true){</text:p>
      <text:p text:style-name="Normal"><text:tab/>if (count == 0){</text:p>
      <text:p text:style-name="Normal"><text:tab/><text:tab/>cout &lt;&lt; "Enter an Expression like (num1 op num2): ";</text:p>
      <text:p text:style-name="Normal"><text:tab/><text:tab/>cin &gt;&gt; num1;</text:p>
      <text:p text:style-name="Normal"><text:tab/><text:tab/>count++;</text:p>
      <text:p text:style-name="Normal"><text:tab/>}</text:p>
      <text:p text:style-name="Normal"><text:tab/>else cout &lt;&lt; "Enter an Expression like (op num2)"&lt;&lt;</text:p>
      <text:p text:style-name="Normal"><text:tab/>" (+,-,*,/) Plus Minus Multiply Divide exit Exit clear for Clear: ";</text:p>
      <text:p text:style-name="Normal"><text:tab/>cin &gt;&gt; op;</text:p>
      <text:p text:style-name="Normal"><text:tab/>if (strcmp(op,"exit") == 0) break; //op[0] == 'e' || op[0] == 'E' ||<text:s/></text:p>
      <text:p text:style-name="Normal"><text:tab/>if (strcmp(op,"clear") == 0) { //op[0] == 'c' || op[0] == 'C' ||</text:p>
      <text:p text:style-name="Normal"><text:tab/><text:tab/>count = 0;</text:p>
      <text:p text:style-name="Normal"><text:tab/><text:tab/>continue;</text:p>
      <text:p text:style-name="Normal"><text:tab/>}<text:s/></text:p>
      <text:p text:style-name="Normal"><text:tab/>cin &gt;&gt; num2;</text:p>
      <text:p text:style-name="Normal"><text:tab/>if (op[0] == '+' || strcmp(op,"plus")==0 || op[0]=='p' || op[0]=='P'){</text:p>
      <text:p text:style-name="Normal"><text:tab/><text:tab/>res = num1 + num2;</text:p>
      <text:p text:style-name="Normal"><text:tab/>}</text:p>
      <text:p text:style-name="Normal"><text:tab/>else if (op[0] == '*' || strcmp(op,"multiply")==0 || strcmp(op,"mult")==0 || strcmp(op,"Mult")==0){</text:p>
      <text:p text:style-name="Normal"><text:tab/><text:tab/>res = num1 * num2;</text:p>
      <text:p text:style-name="Normal"><text:tab/>}</text:p>
      <text:p text:style-name="Normal"><text:tab/>else if (op[0] == '-' || strcmp(op,"minus")==0 || op[0]=='m' || op[0]=='M'){</text:p>
      <text:p text:style-name="Normal"><text:tab/><text:tab/>res = num1 - num2;</text:p>
      <text:p text:style-name="Normal"><text:tab/>}</text:p>
      <text:p text:style-name="Normal"><text:tab/>else if (op[0] == '/' || strcmp(op,"divide")==0 || op[0]=='d' || op[0]=='D'){</text:p>
      <text:p text:style-name="Normal"><text:tab/><text:tab/>res = num1 / num2;</text:p>
      <text:p text:style-name="Normal"><text:tab/>}</text:p>
      <text:p text:style-name="Normal"><text:tab/>else {</text:p>
      <text:p text:style-name="Normal"><text:tab/><text:tab/>cout &lt;&lt; "Invalid Operator only +,-,*,/ Allowed: "&lt;&lt;endl;</text:p>
      <text:p text:style-name="Normal"><text:tab/><text:tab/>res = 0;</text:p>
      <text:p text:style-name="Normal"><text:tab/>}</text:p>
      <text:p text:style-name="Normal"><text:tab/>num1 = res;</text:p>
      <text:p text:style-name="Normal"><text:tab/>cout &lt;&lt; "Result is : " &lt;&lt; res &lt;&lt; endl;</text:p>
      <text:p text:style-name="Normal"><text:tab/>}</text:p>
      <text:p text:style-name="Normal"><text:tab/></text:p>
      <text:p text:style-name="Normal"><text:tab/>return 0;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93791653430</meta:initial-creator>
    <dc:creator>93791653430</dc:creator>
    <meta:creation-date>2022-09-03T19:52:00Z</meta:creation-date>
    <dc:date>2022-09-03T19:52:00Z</dc:date>
    <meta:template xlink:href="Normal.dotm" xlink:type="simple"/>
    <meta:editing-cycles>2</meta:editing-cycles>
    <meta:editing-duration>PT0S</meta:editing-duration>
    <meta:document-statistic meta:page-count="1" meta:paragraph-count="2" meta:word-count="170" meta:character-count="1142" meta:row-count="8" meta:non-whitespace-character-count="974"/>
  </office:meta>
</office:document-meta>
</file>